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language="cs" fo:country="CZ" fo:font-style="normal" style:text-underline-style="none" fo:font-weight="bold" style:font-name-asian="Times New Roman2" style:font-size-asian="11.5pt" style:font-style-asian="normal" style:font-weight-asian="bold" style:font-name-complex="Times New Roman2" style:font-size-complex="11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language="cs" fo:country="CZ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en" fo:country="US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cs" fo:country="CZ" officeooo:rsid="000d114a" officeooo:paragraph-rsid="000d114a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3b619" officeooo:paragraph-rsid="0013b619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cs" fo:country="CZ" fo:font-weight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en" fo:country="US" fo:font-weight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000000" style:font-name="Times New Roman1" fo:font-size="12pt" fo:language="cs" fo:country="CZ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language="cs" fo:country="CZ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1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2" style:family="paragraph" style:parent-style-name="Standard">
      <style:paragraph-properties fo:margin-top="0cm" fo:margin-bottom="0.423cm" loext:contextual-spacing="false"/>
      <style:text-properties style:font-name="Liberation Serif" fo:language="cs" fo:country="CZ"/>
    </style:style>
    <style:style style:name="P23" style:family="paragraph" style:parent-style-name="Standard">
      <style:paragraph-properties fo:margin-top="0cm" fo:margin-bottom="0.423cm" loext:contextual-spacing="false"/>
      <style:text-properties style:font-name="Liberation Serif" fo:language="cs" fo:country="CZ" officeooo:paragraph-rsid="000d114a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font-size="20pt" fo:language="cs" fo:country="CZ" fo:font-weight="bold" style:font-size-asian="20pt" style:font-weight-asian="bold" style:font-size-complex="20pt"/>
    </style:style>
    <style:style style:name="P25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page-number="1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6pt" fo:language="cs" fo:country="CZ" style:font-size-asian="16pt" style:font-size-complex="16pt"/>
    </style:style>
    <style:style style:name="P27" style:family="paragraph" style:parent-style-name="Standard">
      <style:paragraph-properties fo:margin-left="0cm" fo:margin-right="0cm" fo:margin-top="0cm" fo:margin-bottom="0.423cm" loext:contextual-spacing="false" fo:line-height="120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 style:master-page-name="Standard">
      <style:paragraph-properties fo:margin-top="0cm" fo:margin-bottom="0.423cm" loext:contextual-spacing="false" style:page-number="1" fo:break-before="page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fo:color="#000000" style:font-name="Times New Roman1" fo:font-size="18pt" fo:language="cs" fo:country="CZ" fo:font-weight="bold"/>
    </style:style>
    <style:style style:name="T1" style:family="text">
      <style:text-properties officeooo:rsid="00119d27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397bf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font-size="20pt" fo:font-weight="bold" officeooo:rsid="0016cc6f" style:font-size-asian="20pt" style:font-weight-asian="bold" style:font-size-complex="20pt"/>
    </style:style>
    <style:style style:name="T9" style:family="text">
      <style:text-properties fo:font-size="20pt" fo:font-weight="bold" officeooo:rsid="001d76d3" style:font-size-asian="20pt" style:font-weight-asian="bold" style:font-size-complex="20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0000"/>
    </style:style>
    <style:style style:name="T13" style:family="text">
      <style:text-properties officeooo:rsid="000e3d80"/>
    </style:style>
    <style:style style:name="T14" style:family="text">
      <style:text-properties officeooo:rsid="0013b619"/>
    </style:style>
    <style:style style:name="T15" style:family="text">
      <style:text-properties officeooo:rsid="0013fae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4011904" text:id="ct44011904">
          <text:insertion>
            <office:change-info>
              <dc:creator>Unknown Author</dc:creator>
              <dc:date>2017-03-20T09:28:03</dc:date>
            </office:change-info>
          </text:insertion>
        </text:changed-region>
        <text:changed-region xml:id="ct44012992" text:id="ct44012992">
          <text:insertion>
            <office:change-info>
              <dc:creator>Unknown Author</dc:creator>
              <dc:date>2017-03-20T09:29:00</dc:date>
            </office:change-info>
          </text:insertion>
        </text:changed-region>
        <text:changed-region xml:id="ct44013248" text:id="ct44013248">
          <text:deletion>
            <office:change-info>
              <dc:creator>Unknown Author</dc:creator>
              <dc:date>2017-03-20T09:27:56</dc:date>
            </office:change-info>
            <text:p text:style-name="P1">3-5 klíčových slov oddělených středníkem</text:p>
          </text:deletion>
        </text:changed-region>
        <text:changed-region xml:id="ct44018096" text:id="ct44018096">
          <text:insertion>
            <office:change-info>
              <dc:creator>Unknown Author</dc:creator>
              <dc:date>2017-03-20T09:30:24</dc:date>
            </office:change-info>
          </text:insertion>
        </text:changed-region>
        <text:changed-region xml:id="ct43991360" text:id="ct43991360">
          <text:deletion>
            <office:change-info>
              <dc:creator>Unknown Author</dc:creator>
              <dc:date>2017-03-20T09:30:24</dc:date>
            </office:change-info>
            <text:p text:style-name="P2">Překlad klíčových slov do anglického jazyka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TŘEDOŠKOLSKÁ ODBORNÁ ČINNOST</text:p>
      <text:section text:style-name="Sect1" text:name="TextSection">
        <text:p text:style-name="P4"/>
        <text:p text:style-name="P10"><text:span text:style-name="T2">Obor č</text:span><text:span text:style-name="T6"> 18</text:span><text:span text:style-name="T2">: </text:span><text:span text:style-name="T6">Filozofie, politologie a ostatní humanitní a společenskovědní obory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24">Důvěryhodná alternativa k tradičním mediím</text:p>
        <text:p text:style-name="P9"/>
        <text:p text:style-name="P12"><text:span text:style-name="T9">Trustworthy</text:span><text:span text:style-name="T7"> alternative to traditional media</text:span></text:p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20"/>
        <text:p text:style-name="P20"/>
        <text:p text:style-name="P20"/>
        <text:p text:style-name="P6"/>
        <text:p text:style-name="P6"/>
        <text:p text:style-name="P6"/>
        <text:p text:style-name="P11"><text:span text:style-name="T3">Autoři:</text:span><text:span text:style-name="T10"> </text:span><text:span text:style-name="T11">Ondřej Šesták</text:span></text:p>
        <text:p text:style-name="P11"><text:span text:style-name="T3">Škola: </text:span><text:span text:style-name="T11">Česko-anglické gymnázium, Třebízského 1010, 37005, České Budějovice 6</text:span></text:p>
        <text:p text:style-name="P11"><text:span text:style-name="T3">Kraj: </text:span><text:span text:style-name="T11">Jihočeský kraj</text:span></text:p>
        <text:p text:style-name="P11"><text:span text:style-name="T3">Konzultant: </text:span><text:span text:style-name="T11">Mgr. Pavel Soukup, Martin Povišer</text:span></text:p>
        <text:p text:style-name="P26"/>
        <text:p text:style-name="P23">České Budějovice, 2017</text:p>
        <text:p text:style-name="P28">Prohlášení </text:p>
        <text:p text:style-name="P27">Prohlašuji, že jsem svou práci SOČ vypracoval/a samostatně a použil/a jsem pouze prameny a literaturu uvedené v seznamu bibliografických záznamů.</text:p>
        <text:p text:style-name="P27">Prohlašuji, že tištěná verze a elektronická verze soutěžní práce SOČ jsou shodné. </text:p>
        <text:p text:style-name="P27">Nemám závažný důvod proti zpřístupňování této práce v souladu se zákonem č. 121/2000 Sb., o právu autorském, o právech souvisejících s právem autorským a o změně některých zákonů (autorský zákon) v platném znění. </text:p>
        <text:p text:style-name="P8"/>
        <text:p text:style-name="P8"/>
        <text:p text:style-name="P8"/>
        <text:p text:style-name="P11"><text:span text:style-name="T4">V </text:span>Českých Budějovicích<text:span text:style-name="T4"> dne </text:span><text:span text:style-name="T5">20</text:span>. března 2017<text:span text:style-name="T12"> </text:span><text:span text:style-name="T4"><text:s/>………………………………………………</text:span></text:p>
        <text:p text:style-name="P11"><text:span text:style-name="T4"><text:tab/><text:tab/><text:tab/> <text:s text:c="38"/></text:span>Ondřej Šesták</text:p>
        <text:section text:style-name="Sect2" text:name="Section1">
          <text:section text:style-name="Sect2" text:name="Section2">
            <text:p text:style-name="P31"><text:bookmark text:name="E670"/><text:bookmark text:name="E669"/><text:bookmark text:name="contents"/>Anotace</text:p>
            <text:p text:style-name="P13">Tato práce se zabývá <text:span text:style-name="T14">rozborem současného stavu sdělovacích prostředků z hlediska jejich důvěrohodnosti, objasněním potřeby důvěryhodných médií a následně řešením problému klesající důvěry v tradiční média. Cílem práce je navrhnout sociální síť, která svými mechanismy tlačí uživatele k zodpovědnému chování a u každé informace zobrazuje její důvěryhodnost.</text:span></text:p>
            <text:p text:style-name="P16"><text:bookmark text:name="E680"/><text:bookmark text:name="E679"/>Klíčová slova</text:p>
            <text:p text:style-name="P18"><text:bookmark text:name="E682"/><text:bookmark text:name="E681"/><text:change-start text:change-id="ct44011904"/><text:span text:style-name="T13">Média; důvěra; kryptografi</text:span><text:change-end text:change-id="ct44011904"/><text:change-start text:change-id="ct44012992"/><text:span text:style-name="T13">e; peer-to-peer</text:span><text:change-end text:change-id="ct44012992"/><text:change text:change-id="ct44013248"/><text:span text:style-name="T13">; demokracie</text:span></text:p>
            <text:p text:style-name="P16"><text:bookmark text:name="E685"/><text:bookmark text:name="E683"/>Annotation</text:p>
            <text:p text:style-name="P15">This paper discusses the current state of media <text:span text:style-name="T15">credibility</text:span>, <text:span text:style-name="T15">the </text:span>need for trustworthy media and proposes a solution to <text:span text:style-name="T15">the problem of decreasing trust in traditional media. This paper aims to design a social network where users are pushed to act responsibly by inner mechanisms of the network and credibility of every information is displayed to the user.</text:span></text:p>
            <text:p text:style-name="P17"><text:bookmark text:name="E691"/><text:bookmark text:name="E689"/>Keywords</text:p>
            <text:p text:style-name="P14"><text:bookmark text:name="E694"/><text:bookmark text:name="E693"/><text:change-start text:change-id="ct44018096"/><text:span text:style-name="T1">Media; trust; cryptography; peer-to-peer</text:span><text:change-end text:change-id="ct44018096"/><text:change text:change-id="ct43991360"/><text:span text:style-name="T1">; democracy</text:span></text:p>
          </text:section>
        </text:section>
        <text:p text:style-name="P19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23cm" loext:contextual-spacing="false" fo:line-height="115%" fo:text-align="justify" style:justify-single-word="false" fo:keep-together="auto" fo:orphans="0" fo:widows="0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cm" fo:margin-right="0cm" fo:margin-top="0cm" fo:margin-bottom="0.635cm" loext:contextual-spacing="false" fo:line-height="100%" fo:text-align="start" style:justify-single-word="false" fo:keep-together="always" fo:orphans="0" fo:widows="0" fo:text-indent="-0.76cm" style:auto-text-indent="false" fo:keep-with-next="always"/>
      <style:text-properties fo:font-variant="small-caps"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2cm" fo:margin-right="0cm" fo:margin-top="0cm" fo:margin-bottom="0.564cm" loext:contextual-spacing="false" fo:line-height="100%" fo:text-align="start" style:justify-single-word="false" fo:keep-together="always" fo:orphans="0" fo:widows="0" fo:text-indent="-1.0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176cm" fo:margin-bottom="0.494cm" loext:contextual-spacing="false" fo:line-height="100%" fo:text-align="start" style:justify-single-word="false" fo:keep-together="always" fo:orphans="0" fo:widows="0" fo:text-indent="-1.27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53cm" fo:margin-bottom="0cm" loext:contextual-spacing="false" fo:line-height="115%" fo:text-align="justify" style:justify-single-word="false" fo:keep-together="always" fo:orphans="0" fo:widows="0" fo:text-indent="-1.524cm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353cm" fo:margin-bottom="0cm" loext:contextual-spacing="false" fo:line-height="115%" fo:text-align="justify" style:justify-single-word="false" fo:keep-together="always" fo:orphans="0" fo:widows="0" fo:text-indent="-1.778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353cm" fo:margin-bottom="0cm" loext:contextual-spacing="false" fo:line-height="115%" fo:text-align="justify" style:justify-single-word="false" fo:keep-together="always" fo:orphans="0" fo:widows="0" fo:text-indent="-2.032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2.501cm" fo:margin-bottom="1.27cm" fo:margin-left="3.501cm" fo:margin-right="1.501cm" fo:background-color="#ffffff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62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0:51:39.488537681</dc:date>
    <meta:editing-duration>PT3H8M37S</meta:editing-duration>
    <meta:editing-cycles>15</meta:editing-cycles>
    <meta:generator>LibreOffice/5.3.0.2$Linux_X86_64 LibreOffice_project/5ad7b2889021c491af62f7930a4b1cb631392f16</meta:generator>
    <meta:document-statistic meta:table-count="0" meta:image-count="0" meta:object-count="0" meta:page-count="4" meta:paragraph-count="24" meta:word-count="245" meta:character-count="1799" meta:non-whitespace-character-count="1532"/>
  </office:meta>
</office:document-meta>
</file>